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arander Str. 108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sener Str. 2 /Deub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scheidstraße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äthe-Kollwitz-Straße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nenfeld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nenfeld 29 ggü / Wildberg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Matzke-Straße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öbelner St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utbuser Weg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unsdorfer Straße 1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hndorfer Str.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talstraße 4 /Chamisso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cotta 6 / Hebb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bschatzer Str.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tanostraße 7b /Martin-Opitz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heit 77 ggü  /Briesnitzer 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horner Str. 30 ggü /Döltzs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se-Meitner-Straße 26 /Gomp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thaer 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alie-Dietrich-Platz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berger Weg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nitzer Ring 10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nitzer Ring 10 ggü /Kesselsdorfer 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ittergut 40a /Altfrankener Dor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nossener Str. 87 ggü /Am Mühl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lstraße 6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platz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